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ListParagraph" style:list-style-name="LFO2" style:family="paragraph">
      <style:text-properties fo:language="en" fo:country="US"/>
    </style:style>
    <style:style style:name="P10" style:parent-style-name="ListParagraph" style:list-style-name="LFO2" style:family="paragraph">
      <style:text-properties fo:language="en" fo:country="US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WS – LZA Implementation:</text:p>
      <text:list text:style-name="LFO1" text:continue-numbering="true">
        <text:list-item>
          <text:p text:style-name="P2">Check for Code-build concurrency limit above 15.</text:p>
        </text:list-item>
        <text:list-item>
          <text:p text:style-name="P3">Check for access-token creation and store in secrets manager.</text:p>
        </text:list-item>
        <text:list-item>
          <text:p text:style-name="P4">Check on deployment process overview.</text:p>
        </text:list-item>
        <text:list-item>
          <text:p text:style-name="P5">Go to Cloud formation and parallelly take handy of Installerstack.template and deploy in stack portion and paste the link/upload as template.</text:p>
        </text:list-item>
      </text:list>
      <text:p text:style-name="P6"/>
      <text:p text:style-name="P7"/>
      <text:list text:style-name="LFO2" text:continue-numbering="true">
        <text:list-item>
          <text:p text:style-name="P8">Create LZ in existing account along with Home region selection.</text:p>
        </text:list-item>
        <text:list-item>
          <text:p text:style-name="P9">With region deny “not enabled”</text:p>
        </text:list-item>
        <text:list-item>
          <text:p text:style-name="P10">We can select the SSO/ identity center option in later page of creation.</text:p>
        </text:list-item>
        <text:list-item>
          <text:p text:style-name="P11"><text:span text:style-name="T12">Stack name with no spac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nd Dandupati (Trianz)</meta:initial-creator>
    <dc:creator>Anand Dandupati (Trianz)</dc:creator>
    <meta:creation-date>2024-06-19T09:36:00Z</meta:creation-date>
    <dc:date>2024-06-20T08:46:00Z</dc:date>
    <meta:template xlink:href="Normal" xlink:type="simple"/>
    <meta:editing-cycles>12</meta:editing-cycles>
    <meta:editing-duration>PT78060S</meta:editing-duration>
    <meta:document-statistic meta:page-count="1" meta:paragraph-count="1" meta:word-count="76" meta:character-count="513" meta:row-count="3" meta:non-whitespace-character-count="438"/>
  </office:meta>
</office:document-meta>
</file>